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8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Separador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5" table:number-columns-repeated="55" table:default-cell-style-name="ce32"/>
        <table:table-row table:style-name="ro1">
          <table:table-cell table:style-name="ce26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Mens. 08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4-09-27" calcext:value-type="date">
            <text:p>27/09/2024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Mens. 09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4-11-14" calcext:value-type="date">
            <text:p>14/11/2024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Mens. 10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4-11-14" calcext:value-type="date">
            <text:p>14/11/2024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Mens. 11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5-02-03" calcext:value-type="date">
            <text:p>03/02/2025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Mens. 12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5-02-03" calcext:value-type="date">
            <text:p>03/02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4-10" calcext:value-type="date">
            <text:p>10/04/2025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4-10" calcext:value-type="date">
            <text:p>10/04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6-04" calcext:value-type="date">
            <text:p>04/06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6-04" calcext:value-type="date">
            <text:p>04/06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8" table:formula="of:=[.C11]-[.F11]" office:value-type="float" office:value="290" calcext:value-type="float">
            <text:p>29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8" table:formula="of:=[.C12]-[.F12]" office:value-type="float" office:value="290" calcext:value-type="float">
            <text:p>29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7" table:formula="of:=SUM([.H2:.H12])" office:value-type="float" office:value="580" calcext:value-type="float">
            <text:p>580,00</text:p>
          </table:table-cell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50" table:number-columns-repeated="55"/>
        </table:table-row>
        <table:table-row table:style-name="ro3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31978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101657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</number:number-style>
    <number:number-style style:name="N137P1" style:volatile="true">
      <number:number number:min-integer-digits="1"/>
    </number:number-style>
    <number:number-style style:name="N137">
      <number:text>- DM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9">
      <number:minutes number:style="long"/>
      <number:text>:</number:text>
      <number:seconds number:style="long"/>
      <number:text>,</number:text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</number:time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 </number:text>
      <number:year/>
    </number:dat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4.574595308">00:00:00</text:time></text:span><text:span text:style-name="MT2"><text:s/></text:span></text:p>
        </style:region-center>
        <style:region-right>
          <text:p><text:span text:style-name="MT4">FS Restaurante e Lanchonete Ltda. - ME</text:span></text:p>
          <text:p><text:span text:style-name="MT2">Fausto - Tel.: (15) 9115-7509 / (15) 3241-22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S Restaurante e Lanchonete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4.57675959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6-27T10:21:04.919211905</dc:date>
    <meta:print-date>2019-12-18T13:30:11.329000000</meta:print-date>
    <dc:language>pt-PT</dc:language>
    <meta:editing-cycles>464</meta:editing-cycles>
    <meta:editing-duration>PT14H58M33S</meta:editing-duration>
    <meta:document-statistic meta:table-count="1" meta:cell-count="85" meta:object-count="0"/>
    <meta:user-defined meta:name="Info 0"/>
    <meta:user-defined meta:name="Info 1"/>
    <meta:user-defined meta:name="Info 2"/>
    <meta:user-defined meta:name="Info 3"/>
  </office:meta>
</office:document-meta>
</file>